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000000" officeooo:rsid="00118b06" officeooo:paragraph-rsid="00118b06"/>
    </style:style>
    <style:style style:name="P2" style:family="paragraph" style:parent-style-name="Standard">
      <style:text-properties fo:color="#000000" officeooo:rsid="00118b06" officeooo:paragraph-rsid="00118b06"/>
    </style:style>
    <style:style style:name="P3" style:family="paragraph" style:parent-style-name="Standard">
      <style:text-properties fo:color="#000000" fo:font-size="13pt" fo:font-weight="bold" officeooo:rsid="00118b06" officeooo:paragraph-rsid="00118b06" style:font-size-asian="11.3500003814697pt" style:font-weight-asian="bold" style:font-size-complex="13pt" style:font-weight-complex="bold"/>
    </style:style>
    <style:style style:name="P4" style:family="paragraph" style:parent-style-name="Standard" style:list-style-name="L3">
      <style:text-properties fo:color="#000000" fo:font-size="13pt" fo:font-weight="normal" officeooo:rsid="00118b06" officeooo:paragraph-rsid="00118b06" style:font-size-asian="11.3500003814697pt" style:font-weight-asian="normal" style:font-size-complex="13pt" style:font-weight-complex="normal"/>
    </style:style>
    <style:style style:name="P5" style:family="paragraph" style:parent-style-name="Standard" style:list-style-name="L3">
      <style:text-properties fo:color="#000000" fo:font-size="13pt" fo:font-weight="normal" officeooo:rsid="0012e5a1" officeooo:paragraph-rsid="0012e5a1" style:font-size-asian="11.3500003814697pt" style:font-weight-asian="normal" style:font-size-complex="13pt" style:font-weight-complex="normal"/>
    </style:style>
    <style:style style:name="P6" style:family="paragraph" style:parent-style-name="Header">
      <style:text-properties fo:font-weight="bold" officeooo:rsid="00118b06" officeooo:paragraph-rsid="00118b06" style:font-weight-asian="bold" style:font-weight-complex="bold"/>
    </style:style>
    <style:style style:name="T1" style:family="text">
      <style:text-properties officeooo:rsid="0012e5a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12200494" text:style-name="L1">
        <text:list-item>
          <text:p text:style-name="P1">The auditorium will be opened when the marshals have arrived.</text:p>
        </text:list-item>
        <text:list-item>
          <text:p text:style-name="P1">The winners will be announced when all the teams have performed.</text:p>
        </text:list-item>
        <text:list-item>
          <text:p text:style-name="P1">All the characters will come on stage when the play has ended. </text:p>
        </text:list-item>
        <text:list-item>
          <text:p text:style-name="P1">Fatuma will win the coveted trophy of the best actress when she has practiced thoroughly.</text:p>
        </text:list-item>
        <text:list-item>
          <text:p text:style-name="P1">Troupes will be allowed entry into the theater until they have registered at the entrance.</text:p>
        </text:list-item>
      </text:list>
      <text:p text:style-name="P2"/>
      <text:p text:style-name="P2"/>
      <text:p text:style-name="P3">SLE PG <text:s/>EX 2</text:p>
      <text:list xml:id="list3159700674" text:style-name="L3">
        <text:list-item>
          <text:p text:style-name="P4">The adjudicators will not receive protection until the police have arrived.</text:p>
        </text:list-item>
        <text:list-item>
          <text:p text:style-name="P4">When the examination will not have ended until we will do our audition.</text:p>
        </text:list-item>
        <text:list-item>
          <text:p text:style-name="P4">When the <text:span text:style-name="T1">marshal</text:span> will not <text:span text:style-name="T1">have</text:span> approved the program until it will be released.</text:p>
        </text:list-item>
        <text:list-item>
          <text:p text:style-name="P5">Tumaini Secondary School will not recite their poems until the curtain-raiser is over.</text:p>
        </text:list-item>
        <text:list-item>
          <text:p text:style-name="P5">Until the audience will not become silent,the performers will start the coral verse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18b06" officeooo:paragraph-rsid="00118b06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LE PG 60 EX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4:04:59.176655964</meta:creation-date>
    <dc:date>2020-04-03T14:30:14.686627779</dc:date>
    <meta:editing-duration>PT9M41S</meta:editing-duration>
    <meta:editing-cycles>1</meta:editing-cycles>
    <meta:document-statistic meta:table-count="0" meta:image-count="0" meta:object-count="0" meta:page-count="1" meta:paragraph-count="12" meta:word-count="145" meta:character-count="806" meta:non-whitespace-character-count="681"/>
    <meta:generator>LibreOffice/6.0.7.3$Linux_X86_64 LibreOffice_project/00m0$Build-3</meta:generator>
  </office:meta>
</office:document-meta>
</file>